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rtalToolManager.init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PortalToolManager.getUserRights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alToolManager.get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alToolManage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ortalToolManager.parameterize( Parameters para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PortalToolManager.sSet( String key , String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PortalToolManager.getPortalObjec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ortalToolManager.getI18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alToolManager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ortalToolManager.getToolsWithFunction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ortalToolManager.getTool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alToolManager.releasePortalObjects( PortalObjects p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alToolManager.getToo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alToolManager.sGet( String ke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ortalToolManager.saveConfiguration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